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38BF000011297BE5235F.svm"/>
  <manifest:file-entry manifest:media-type="" manifest:full-path="Pictures/20000007000038F400001C88E6D6C761.svm"/>
  <manifest:file-entry manifest:media-type="" manifest:full-path="Pictures/20000007000049CC0000154B6C6AFD24.svm"/>
  <manifest:file-entry manifest:media-type="" manifest:full-path="Pictures/2000000700003CAC00001B15E8D698A0.svm"/>
  <manifest:file-entry manifest:media-type="" manifest:full-path="Pictures/200000070000431400000A3C97DE14AB.svm"/>
  <manifest:file-entry manifest:media-type="" manifest:full-path="Pictures/2000000700003E88000014FC6E398353.svm"/>
  <manifest:file-entry manifest:media-type="" manifest:full-path="Pictures/2000000700003DCF00000772A73025EB.svm"/>
  <manifest:file-entry manifest:media-type="" manifest:full-path="Pictures/2000000700003F760000064FF28F9BDB.svm"/>
  <manifest:file-entry manifest:media-type="" manifest:full-path="Pictures/2000000700003D8000000B5FF3BEFC0D.svm"/>
  <manifest:file-entry manifest:media-type="" manifest:full-path="Pictures/2000000700004A51000039FC35FDF3D7.svm"/>
  <manifest:file-entry manifest:media-type="" manifest:full-path="Pictures/200000070000179200000EE36D2AB869.svm"/>
  <manifest:file-entry manifest:media-type="" manifest:full-path="Pictures/2000000700004AA00000103B1D4C29DC.svm"/>
  <manifest:file-entry manifest:media-type="" manifest:full-path="Pictures/200000070000478600000D8B0B9A8AC3.svm"/>
  <manifest:file-entry manifest:media-type="" manifest:full-path="Pictures/2000000700006A5B00002ED352F5F614.svm"/>
  <manifest:file-entry manifest:media-type="" manifest:full-path="Pictures/2000000700001E7E0000070866D58445.svm"/>
  <manifest:file-entry manifest:media-type="" manifest:full-path="Pictures/200000070000286A00000669EA090FCE.svm"/>
  <manifest:file-entry manifest:media-type="" manifest:full-path="Pictures/2000000700006952000030AF2CDB66F4.svm"/>
  <manifest:file-entry manifest:media-type="" manifest:full-path="Pictures/2000000700006AC4000026F8FACE6394.svm"/>
  <manifest:file-entry manifest:media-type="" manifest:full-path="Pictures/2000000700001DC500000969A0DE22A1.svm"/>
  <manifest:file-entry manifest:media-type="" manifest:full-path="Pictures/20000007000039C700000D07389FCFD9.svm"/>
  <manifest:file-entry manifest:media-type="" manifest:full-path="Pictures/200000070000196E00000CD27F69A788.svm"/>
  <manifest:file-entry manifest:media-type="" manifest:full-path="Pictures/20000007000016D8000007DC9A4B7B39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justify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justify" style:justify-single-word="false"/>
    </style:style>
    <style:style style:name="P5" style:family="paragraph" style:parent-style-name="Standard">
      <style:paragraph-properties fo:text-align="justify" style:justify-single-word="false"/>
      <style:text-properties style:font-name="Courier New"/>
    </style:style>
    <style:style style:name="P6" style:family="paragraph" style:parent-style-name="Standard">
      <style:paragraph-properties fo:text-align="justify" style:justify-single-word="false"/>
      <style:text-properties style:text-underline-style="none" fo:font-weight="normal" style:font-weight-asian="normal" style:font-weight-complex="normal"/>
    </style:style>
    <style:style style:name="P7" style:family="paragraph" style:parent-style-name="Text_20_body">
      <style:paragraph-properties fo:text-align="justify" style:justify-single-word="false"/>
    </style:style>
    <style:style style:name="P8" style:family="paragraph" style:parent-style-name="Standard">
      <style:paragraph-properties fo:text-align="justify" style:justify-single-word="false"/>
      <style:text-properties style:text-underline-style="none" fo:font-weight="normal" style:font-weight-asian="normal" style:font-weight-complex="normal"/>
    </style:style>
    <style:style style:name="P9" style:family="paragraph" style:parent-style-name="Standard">
      <style:paragraph-properties fo:text-align="justify" style:justify-single-word="false"/>
      <style:text-properties style:text-underline-style="none" fo:font-weight="bold" style:font-weight-asian="bold" style:font-weight-complex="bold"/>
    </style:style>
    <style:style style:name="P10" style:family="paragraph" style:parent-style-name="Standard">
      <style:paragraph-properties fo:text-align="justify" style:justify-single-word="false"/>
      <style:text-properties style:text-underline-style="none"/>
    </style:style>
    <style:style style:name="P11" style:family="paragraph" style:parent-style-name="Standard">
      <style:paragraph-properties fo:text-align="justify" style:justify-single-word="false"/>
      <style:text-properties fo:font-weight="normal" style:font-weight-asian="normal" style:font-weight-complex="normal"/>
    </style:style>
    <style:style style:name="P12" style:family="paragraph" style:parent-style-name="Standard">
      <style:paragraph-properties fo:text-align="justify" style:justify-single-word="false"/>
      <style:text-properties fo:font-weight="bold" style:font-weight-asian="bold" style:font-weight-complex="bold"/>
    </style:style>
    <style:style style:name="P13" style:family="paragraph" style:parent-style-name="Standard">
      <style:paragraph-properties fo:text-align="justify" style:justify-single-word="false"/>
      <style:text-properties style:font-name="Courier New" fo:font-weight="normal" style:font-weight-asian="normal" style:font-weight-complex="normal"/>
    </style:style>
    <style:style style:name="P14" style:family="paragraph" style:parent-style-name="Standard">
      <style:paragraph-properties fo:text-align="justify" style:justify-single-word="false"/>
      <style:text-properties style:font-name="Times New Roman" fo:font-weight="normal" style:font-weight-asian="normal" style:font-weight-complex="normal"/>
    </style:style>
    <style:style style:name="P15" style:family="paragraph" style:parent-style-name="Standard" style:list-style-name="L6">
      <style:paragraph-properties fo:text-align="justify" style:justify-single-word="false"/>
      <style:text-properties style:font-name="Times New Roman" fo:font-weight="normal" style:font-weight-asian="normal" style:font-weight-complex="normal"/>
    </style:style>
    <style:style style:name="P16" style:family="paragraph" style:parent-style-name="Text_20_body" style:list-style-name="L1"/>
    <style:style style:name="P17" style:family="paragraph" style:parent-style-name="Text_20_body" style:list-style-name="L2"/>
    <style:style style:name="P18" style:family="paragraph" style:parent-style-name="Text_20_body" style:list-style-name="L3"/>
    <style:style style:name="P19" style:family="paragraph" style:parent-style-name="Text_20_body" style:list-style-name="L4"/>
    <style:style style:name="P20" style:family="paragraph" style:parent-style-name="Text_20_body" style:list-style-name="L5"/>
    <style:style style:name="T1" style:family="text">
      <style:text-properties style:font-name="Courier New"/>
    </style:style>
    <style:style style:name="T2" style:family="text">
      <style:text-properties style:font-name="Courier New"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style:font-name="Courier New" style:text-underline-style="none"/>
    </style:style>
    <style:style style:name="T4" style:family="text">
      <style:text-properties style:font-name="Courier New" style:text-underline-style="none" fo:font-weight="normal" style:font-weight-asian="normal" style:font-weight-complex="normal"/>
    </style:style>
    <style:style style:name="T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style:text-underline-style="none"/>
    </style:style>
    <style:style style:name="T9" style:family="text">
      <style:text-properties style:text-underline-style="none" fo:font-weight="normal" style:font-weight-asian="normal" style:font-weight-complex="normal"/>
    </style:style>
    <style:style style:name="T10" style:family="text">
      <style:text-properties style:text-underline-style="none" fo:font-weight="bold" style:font-weight-asian="bold" style:font-weight-complex="bold"/>
    </style:style>
    <style:style style:name="T11" style:family="text">
      <style:text-properties style:font-name="Times New Roman" style:text-underline-style="none" fo:font-weight="normal" style:font-weight-asian="normal" style:font-weight-complex="normal"/>
    </style:style>
    <style:style style:name="T12" style:family="text">
      <style:text-properties style:font-name="Courier New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es méthodes spéciales en Python</text:p>
      <text:p text:style-name="P2">Les méthodes spéciales sont des méthodes d'instance que Python reconnaît et sait utiliser selon les contextes.</text:p>
      <text:p text:style-name="P2"/>
      <text:p text:style-name="P3"><text:s/>&gt; Fonction __init__</text:p>
      <text:p text:style-name="P3"/>
      <text:p text:style-name="P3">Cette fonction, on la connaît. Elle est appelée lorsqu'on crée un objet d'une classe. Elle prend un nombre variable d'arguments. Si on a la classe Personne(), lorsqu'on écrit <text:span text:style-name="T1">a = Personne()</text:span>, la fonction __init__ de la classe Personne est appelée.</text:p>
      <text:p text:style-name="P3"/>
      <text:p text:style-name="P3"><draw:frame draw:style-name="fr1" draw:name="images1" text:anchor-type="paragraph" svg:width="15.744cm" svg:height="2.91cm" draw:z-index="0"><draw:image xlink:href="Pictures/2000000700003D8000000B5FF3BEFC0D.svm" xlink:type="simple" xlink:show="embed" xlink:actuate="onLoad"/></draw:frame></text:p>
      <text:p text:style-name="P3"/>
      <text:p text:style-name="P3">&gt; Fonction __del__ (self)</text:p>
      <text:p text:style-name="P3"/>
      <text:p text:style-name="P3">Cette fonction est appelée lorsqu'un objet est supprimé. Lorsqu'on écrit : <text:span text:style-name="T1">del mon_objet</text:span>, c'est la fonction __del__(self) qui est appelée si elle est définie.</text:p>
      <text:p text:style-name="P3"/>
      <text:p text:style-name="P3"><draw:frame draw:style-name="fr1" draw:name="images2" text:anchor-type="paragraph" svg:width="16.245cm" svg:height="1.616cm" draw:z-index="1"><draw:image xlink:href="Pictures/2000000700003F760000064FF28F9BDB.svm" xlink:type="simple" xlink:show="embed" xlink:actuate="onLoad"/></draw:frame></text:p>
      <text:p text:style-name="P3">Ici, lorsque l'objet de la classe est supprimé, cette fonction est appelée (et, dans notre cas, affiche un message).</text:p>
      <text:p text:style-name="P3"/>
      <text:p text:style-name="P4"><text:span text:style-name="T5">Même quand on ne le précise pas en écrivant </text:span><text:span text:style-name="T2">del mon_objet</text:span><text:span text:style-name="T5">, un objet est supprimé lorsque son espace de nom est également supprimé. Donc si </text:span>vous instanciez l'objet dans le corps d'une fonction : à la fin de l'appel à la fonction, la méthode <text:span text:style-name="Source_20_Text">__del__ </text:span>de l'objet sera appelée. Enfin, si votre objet résiste envers et contre tout pendant l'exécution du programme, il sera supprimé à la fin de l'exécution.</text:p>
      <text:p text:style-name="P4">Utilité ? On peut vouloir récupérer des informations sur l'objet au moment de sa suppression par exemple.</text:p>
      <text:p text:style-name="P4"/>
      <text:p text:style-name="P4"/>
      <text:p text:style-name="P4">&gt; Fonction __repr__(self)</text:p>
      <text:p text:style-name="P4"/>
      <text:p text:style-name="P4">Cette méthode affecte la façon dont est affiché l'objet quand on tape directement son nom. Si la fonction __repr__(self) n'a pas été explicitée dans la classe de l'objet, c'est la fonction __repr__ par défaut qui sera appelée (affiche <text:span text:style-name="T1">&lt;__main__.XXX object at 0x00B46A70&gt;</text:span>). Sinon, c'est la fonction définie qui s'applique.</text:p>
      <text:p text:style-name="P4"/>
      <text:p text:style-name="P4"><draw:frame draw:style-name="fr2" draw:name="images3" text:anchor-type="paragraph" svg:width="16.415cm" svg:height="5.509cm" draw:z-index="2"><draw:image xlink:href="Pictures/2000000700003E88000014FC6E398353.svm" xlink:type="simple" xlink:show="embed" xlink:actuate="onLoad"/></draw:frame><text:soft-page-break/></text:p>
      <text:p text:style-name="P4"><draw:frame draw:style-name="fr1" draw:name="images4" text:anchor-type="paragraph" svg:width="10.345cm" svg:height="1.64cm" draw:z-index="3"><draw:image xlink:href="Pictures/200000070000286A00000669EA090FCE.svm" xlink:type="simple" xlink:show="embed" xlink:actuate="onLoad"/></draw:frame></text:p>
      <text:p text:style-name="P4">&gt; Fonction __str__(self)</text:p>
      <text:p text:style-name="P4"/>
      <text:p text:style-name="P4">Cette fonction est spécialement utilisée pour afficher l'objet avec <text:span text:style-name="Source_20_Text">print</text:span>. Par défaut, si aucune fonction __str__ n'est définie, c'est la fonction __repr__ qui est appelée si on fait print(mon_objet). Si la fonction __str__ est définie, c'est elle qui est appelée dans ce cas.</text:p>
      <text:p text:style-name="P4"/>
      <text:p text:style-name="P4">C'est aussi la fonction __str__(self) qui sera appelée si on transforme notre objet en chaîne de caractère, en faisant : </text:p>
      <text:p text:style-name="P5">&gt;&gt;&gt; str(mon_objet)</text:p>
      <text:p text:style-name="P5">&gt;&gt;&gt; mon_objet</text:p>
      <text:p text:style-name="P4"/>
      <text:p text:style-name="P4"/>
      <text:p text:style-name="P4">&gt;&gt;&gt; La méthode __getattr__(self, nom)</text:p>
      <text:p text:style-name="P4"/>
      <text:p text:style-name="P4">Cette méthode est appelée lorsqu'on tape mon_objet.nom <text:span text:style-name="T6">et que l'attribut "nom" n'est pas trouvé</text:span><text:span text:style-name="T7">.</text:span></text:p>
      <text:p text:style-name="P2"/>
      <text:p text:style-name="P2"><draw:frame draw:style-name="fr3" draw:name="images5" text:anchor-type="paragraph" svg:width="16.999cm" svg:height="4.904cm" draw:z-index="4"><draw:image xlink:href="Pictures/20000007000049CC0000154B6C6AFD24.svm" xlink:type="simple" xlink:show="embed" xlink:actuate="onLoad"/></draw:frame></text:p>
      <text:p text:style-name="P4"><draw:frame draw:style-name="fr1" draw:name="images6" text:anchor-type="paragraph" svg:width="14.79cm" svg:height="3.336cm" draw:z-index="5"><draw:image xlink:href="Pictures/20000007000039C700000D07389FCFD9.svm" xlink:type="simple" xlink:show="embed" xlink:actuate="onLoad"/></draw:frame><text:span text:style-name="T7">Ici, quand on a tapé a.age, l'attribut "age" n'a pas été trouvé, et donc la fonction __getattr__(self, </text:span><text:soft-page-break/><text:span text:style-name="T7">attribut) a été appelée.</text:span></text:p>
      <text:p text:style-name="P2"/>
      <text:p text:style-name="P2"/>
      <text:p text:style-name="P2">&gt;&gt;&gt; La méthode __setattr__(self, nom_attr, valeur_attr)</text:p>
      <text:p text:style-name="P2"/>
      <text:p text:style-name="P2">Cette méthode permet de déclencher une action dès qu'un attribut est modifié, par exemple enregistrer l'objet :</text:p>
      <text:p text:style-name="P2"/>
      <text:p text:style-name="P2"><draw:frame draw:style-name="fr3" draw:name="images7" text:anchor-type="paragraph" svg:width="16.999cm" svg:height="3.219cm" draw:z-index="6"><draw:image xlink:href="Pictures/200000070000478600000D8B0B9A8AC3.svm" xlink:type="simple" xlink:show="embed" xlink:actuate="onLoad"/></draw:frame></text:p>
      <text:p text:style-name="P4"><text:span text:style-name="T7">Après, j'ai du mal à comprendre quelle est du coup la différence entre la méthode spéciale __setattr__ et le mutateur </text:span><text:span text:style-name="T9">_set_attribut, qui également se déclenche lorsqu'on fait </text:span><text:span text:style-name="Source_20_Text"><text:span text:style-name="T9">objet.nom_attribut = nouvelle_valeur</text:span></text:span><text:span text:style-name="T9">, pour effectuer des actions spécifiques lorsqu'on change un attribut.</text:span></text:p>
      <text:p text:style-name="P4"><text:span text:style-name="T9">Après, la différence c'est sûrement que la méthode __setattr__ est appelée </text:span><text:span text:style-name="T10">à chaque fois qu'un attribut </text:span><text:span text:style-name="T9">est modifié. Le mutateur est appelé lorsqu'on change un seul attribut.</text:span></text:p>
      <text:p text:style-name="P6"/>
      <text:p text:style-name="P4"><text:span text:style-name="T9">Il faut mettre </text:span><text:span text:style-name="T4">object.__setattr__(self, nom_attri, val_attr)</text:span><text:span text:style-name="T9"> dans cette méthode __setattr__ pour que l'attribut soit effectivement changé.</text:span></text:p>
      <text:p text:style-name="P6"/>
      <text:p text:style-name="P4"><text:span text:style-name="T9">Attention, ne jamais mettre </text:span><text:span text:style-name="Source_20_Text"><text:span text:style-name="T9">objet.attribut = valeur</text:span></text:span><text:span text:style-name="T9"> dans cette fonction __setattr__, sinon Python va renvoyer une belle erreur. En effet, quand on essaie de faire </text:span><text:span text:style-name="Source_20_Text"><text:span text:style-name="T9">objet.attribut = valeur</text:span></text:span><text:span text:style-name="T9"> dans la fonction __setattr__, Python va aller chercher la fonction __setattr__ définie dans la classe. Or on retombe sur la commande </text:span><text:span text:style-name="Source_20_Text"><text:span text:style-name="T9">objet.attribut = valeur</text:span></text:span><text:span text:style-name="T9"> ; donc on retourne chercher __setattr__, et ainsi de suite. C'est une boucle infinie, ce qui renvoie une erreur par Python.</text:span></text:p>
      <text:p text:style-name="P6"/>
      <text:p text:style-name="P6"/>
      <text:p text:style-name="P6">&gt;&gt;&gt; La méthode __delattr__(self, nom_attr)</text:p>
      <text:p text:style-name="P6"/>
      <text:p text:style-name="P4"><text:span text:style-name="T9">Cette méthode spéciale est appelée quand on souhaite supprimer un attribut de l'objet, en faisant </text:span><text:span text:style-name="Source_20_Text"><text:span text:style-name="T9">del objet.attribut </text:span></text:span><text:span text:style-name="T9">par exemple. </text:span></text:p>
      <text:p text:style-name="P6"/>
      <text:p text:style-name="P6"><draw:frame draw:style-name="fr3" draw:name="images8" text:anchor-type="paragraph" svg:width="16.999cm" svg:height="2.593cm" draw:z-index="7"><draw:image xlink:href="Pictures/200000070000431400000A3C97DE14AB.svm" xlink:type="simple" xlink:show="embed" xlink:actuate="onLoad"/></draw:frame></text:p>
      <text:p text:style-name="P6">Encore une fois, c'est différent des propriétés, car c'est une méthode appelée à chaque fois qu'un attribut de la classe est supprimé.</text:p>
      <text:p text:style-name="P6"/>
      <text:p text:style-name="P4"><text:span text:style-name="T9">Là encore, si vous voulez supprimer un attribut, n'utilisez pas dans votre méthode </text:span><text:span text:style-name="Source_20_Text"><text:span text:style-name="T9">del self.attribut</text:span></text:span><text:span text:style-name="T9">. Sinon, vous risquez de mettre Python très en colère ! Passez par </text:span><text:span text:style-name="Source_20_Text"><text:span text:style-name="T9">object.__delattr__</text:span></text:span><text:span text:style-name="T9"> de la classe "object".</text:span></text:p>
      <text:p text:style-name="P6"/>
      <text:p text:style-name="P6"/>
      <text:p text:style-name="P6"><text:soft-page-break/></text:p>
      <text:p text:style-name="P4"><text:span text:style-name="T9">&gt;&gt;&gt; Les méthodes </text:span><text:span text:style-name="Source_20_Text"><text:span text:style-name="T9">__getitem__(self, index)</text:span></text:span><text:span text:style-name="T9">, </text:span><text:span text:style-name="Source_20_Text"><text:span text:style-name="T9">__setitem__(self, index, valeur) </text:span></text:span><text:span text:style-name="T9">et </text:span><text:span text:style-name="Source_20_Text"><text:span text:style-name="T9">__delitem__(self)</text:span></text:span></text:p>
      <text:p text:style-name="P4"><text:span text:style-name="Source_20_Text"><text:span text:style-name="T9"/></text:span></text:p>
      <text:p text:style-name="P4"><text:span text:style-name="Source_20_Text"><text:span text:style-name="T9"/></text:span></text:p>
      <text:p text:style-name="P4"><text:span text:style-name="Source_20_Text"><text:span text:style-name="T9">__getitem__(self, index) </text:span></text:span><text:span text:style-name="Source_20_Text"><text:span text:style-name="T11">est appelé quand on écrit </text:span></text:span><text:span text:style-name="Source_20_Text"><text:span text:style-name="T9">objet[index]</text:span></text:span></text:p>
      <text:p text:style-name="P4"><text:span text:style-name="Source_20_Text"><text:span text:style-name="T9"/></text:span></text:p>
      <text:p text:style-name="P4"><text:span text:style-name="Source_20_Text"><text:span text:style-name="T9">__setitem__(self, index, valeur)</text:span></text:span><text:span text:style-name="Source_20_Text"><text:span text:style-name="T11"> est appelé quand on écrit </text:span></text:span><text:span text:style-name="Source_20_Text"><text:span text:style-name="T9">objet[index] = valeur</text:span></text:span><text:span text:style-name="Source_20_Text"><text:span text:style-name="T11">.</text:span></text:span></text:p>
      <text:p text:style-name="P4"><text:span text:style-name="Source_20_Text"><text:span text:style-name="T9"/></text:span></text:p>
      <text:p text:style-name="P4"><text:span text:style-name="Source_20_Text"><text:span text:style-name="T9">__delitem__(self, index)</text:span></text:span><text:span text:style-name="Source_20_Text"><text:span text:style-name="T11"> est appelé quand on écrit </text:span></text:span><text:span text:style-name="Source_20_Text"><text:span text:style-name="T9">del objet[index]</text:span></text:span><text:span text:style-name="Source_20_Text"><text:span text:style-name="T11"> .</text:span></text:span></text:p>
      <text:p text:style-name="P6"/>
      <text:p text:style-name="P6"/>
      <text:p text:style-name="P6"><draw:frame draw:style-name="fr2" draw:name="images17" text:anchor-type="paragraph" svg:width="17.688cm" svg:height="9.486cm" draw:z-index="16"><draw:image xlink:href="Pictures/20000007000038F400001C88E6D6C761.svm" xlink:type="simple" xlink:show="embed" xlink:actuate="onLoad"/></draw:frame></text:p>
      <text:p text:style-name="P4"><text:span text:style-name="T9">Ici, on a une classe avec un seul attribut, un dictionnaire. Lorsqu'on fait</text:span><text:span text:style-name="T4"> object[index]</text:span><text:span text:style-name="T9">, on renvoie à </text:span><text:span text:style-name="T4">_dictionnaire[index]</text:span><text:span text:style-name="T9">. Quand on fait objet[index] = valeur, on renvoie vers </text:span><text:span text:style-name="T4">_dictionnaire[index] = valeur.</text:span></text:p>
      <text:p text:style-name="P6"/>
      <text:p text:style-name="P6"/>
      <text:p text:style-name="P6">&gt;&gt;&gt; La méthode __contains__(self, objet)</text:p>
      <text:p text:style-name="P6"/>
      <text:p text:style-name="P4"><text:span text:style-name="T9">Si on veut que notre classe enveloppe puisse utiliser le mot-clé </text:span><text:span text:style-name="Source_20_Text"><text:span text:style-name="T9">in (</text:span></text:span><text:span text:style-name="T9">comme une liste ou un dictionnaire), on doit redéfinir cette méthode </text:span><text:span text:style-name="Source_20_Text"><text:span text:style-name="T9">__contains__ </text:span></text:span><text:span text:style-name="T9">qui prend en paramètre, outre </text:span><text:span text:style-name="Source_20_Text"><text:span text:style-name="T9">self</text:span></text:span><text:span text:style-name="T9">, l'objet qui nous intéresse. Si l'objet est dans le conteneur, on doit renvoyer </text:span><text:span text:style-name="Source_20_Text"><text:span text:style-name="T9">True</text:span></text:span><text:span text:style-name="T9">; sinon </text:span><text:span text:style-name="Source_20_Text"><text:span text:style-name="T9">False</text:span></text:span><text:span text:style-name="T9">. </text:span></text:p>
      <text:p text:style-name="P6"/>
      <text:p text:style-name="P6"><draw:frame draw:style-name="fr1" draw:name="images9" text:anchor-type="paragraph" svg:width="7.622cm" svg:height="2.409cm" draw:z-index="8"><draw:image xlink:href="Pictures/2000000700001DC500000969A0DE22A1.svm" xlink:type="simple" xlink:show="embed" xlink:actuate="onLoad"/></draw:frame></text:p>
      <text:p text:style-name="P4"><text:soft-page-break/><text:span text:style-name="T9">Encore une fois, l'intérêt c'est de pouvoir définir des actions spécifiques quand on veut vérifier que l'objet passé en paramètre est bien contenu dans l'objet qui appelle </text:span><text:span text:style-name="Source_20_Text"><text:span text:style-name="T9">in</text:span></text:span><text:span text:style-name="T9">.</text:span></text:p>
      <text:p text:style-name="P6"/>
      <text:p text:style-name="P6"/>
      <text:p text:style-name="P6">&gt;&gt;&gt; La méthode __len__(self)</text:p>
      <text:p text:style-name="P6"/>
      <text:p text:style-name="P4"><text:span text:style-name="Source_20_Text"><text:span text:style-name="T9">La fonction len(objet)</text:span></text:span><text:span text:style-name="T9">équivaut à </text:span><text:span text:style-name="Source_20_Text"><text:span text:style-name="T9">objet.__len__()</text:span></text:span><text:span text:style-name="T9">. <text:s/>Définir la fonction :</text:span></text:p>
      <text:p text:style-name="P6">def __len__(self) :</text:p>
      <text:p text:style-name="P6"><text:tab/># Do stuff</text:p>
      <text:p text:style-name="P6"/>
      <text:p text:style-name="P4"><text:span text:style-name="T9">Exécute le contenu de la fonction</text:span><text:span text:style-name="T4"> __len__ </text:span><text:span text:style-name="T9">lorsqu'on fait </text:span><text:span text:style-name="T4">len(objet)</text:span><text:span text:style-name="T9">.</text:span></text:p>
      <text:p text:style-name="P6"/>
      <text:p text:style-name="P6"/>
      <text:p text:style-name="P9">Les méthodes mathématiques</text:p>
      <text:p text:style-name="P9"/>
      <text:p text:style-name="P6">Pour la surcharge des opérateurs mathématiques, on va prendre l'exemple d'une classe qui contient des durées, sous la forme d'un nombre de minutes et d'un nombre de secondes.</text:p>
      <text:p text:style-name="P6"/>
      <text:p text:style-name="P6"><draw:frame draw:style-name="fr2" draw:name="images10" text:anchor-type="paragraph" svg:width="19.846cm" svg:height="4.588cm" draw:z-index="9"><draw:image xlink:href="Pictures/2000000700004AA00000103B1D4C29DC.svm" xlink:type="simple" xlink:show="embed" xlink:actuate="onLoad"/></draw:frame></text:p>
      <text:p text:style-name="P6"><draw:frame draw:style-name="fr2" draw:name="images11" text:anchor-type="paragraph" svg:width="9.913cm" svg:height="3.411cm" draw:z-index="10"><draw:image xlink:href="Pictures/20000007000016D8000007DC9A4B7B39.svm" xlink:type="simple" xlink:show="embed" xlink:actuate="onLoad"/></draw:frame></text:p>
      <text:p text:style-name="P4"><text:span text:style-name="T9">Dans cette configuration, si on essaie de faire </text:span><text:span text:style-name="T4">a + 4</text:span><text:span text:style-name="T9">, Python nous renvoie une erreur. </text:span><text:span text:style-name="T8">Python ne sait pas comment additionner un type </text:span><text:span text:style-name="Source_20_Text"><text:span text:style-name="T8">Duree </text:span></text:span><text:span text:style-name="T8">et un </text:span><text:span text:style-name="Source_20_Text"><text:span text:style-name="T8">int</text:span></text:span><text:span text:style-name="T8">. Il ne sait pas non plus comment ajouter deux durées. Il va falloir lui expliquer.</text:span></text:p>
      <text:p text:style-name="P10"/>
      <text:p text:style-name="P4"><text:span text:style-name="T8">La méthode spéciale à redéfinir dans la classe est la méthode </text:span><text:span text:style-name="T3">__add__</text:span><text:span text:style-name="T8"> :</text:span></text:p>
      <text:p text:style-name="P10"/>
      <text:p text:style-name="P10"><draw:frame draw:style-name="fr2" draw:name="images12" text:anchor-type="paragraph" svg:width="17.438cm" svg:height="7.784cm" draw:z-index="11"><draw:image xlink:href="Pictures/2000000700003CAC00001B15E8D698A0.svm" xlink:type="simple" xlink:show="embed" xlink:actuate="onLoad"/></draw:frame><text:soft-page-break/></text:p>
      <text:p text:style-name="P4"><text:span text:style-name="T8">Dans cette surcharge de l'opérateur "+", on définit un nouvel objet Duree, on copie le nombre de minutes et de secondes de l'objet auquel on ajoute, puis on additionne le nombre précisé après l'opérateur au nombre de </text:span><text:span text:style-name="T10">secondes</text:span><text:span text:style-name="T9"> contenu dans l'objet Duree. On normalise ensuite les durées, et on renvoie cette nouvelle durée.</text:span></text:p>
      <text:p text:style-name="P6"/>
      <text:p text:style-name="P6"><draw:frame draw:style-name="fr2" draw:name="images13" text:anchor-type="paragraph" svg:width="7.534cm" svg:height="4.17cm" draw:z-index="12"><draw:image xlink:href="Pictures/200000070000196E00000CD27F69A788.svm" xlink:type="simple" xlink:show="embed" xlink:actuate="onLoad"/></draw:frame></text:p>
      <text:p text:style-name="P4"><text:span text:style-name="T9">Si vous devez faire différentes actions en fonction du type de l'objet à ajouter, testez le résultat de </text:span><text:span text:style-name="Source_20_Text"><text:span text:style-name="T9">type(objet_a_ajouter)</text:span></text:span><text:span text:style-name="T9">.</text:span></text:p>
      <text:p text:style-name="P6"/>
      <text:p text:style-name="P6">Autres opérateurs qu'on peut surcharger :</text:p>
      <text:p text:style-name="P6"/>
      <text:p text:style-name="P7"><text:bookmark text:name="r-2233213"/><text:bookmark text:name="r-2233214"/><text:span text:style-name="Source_20_Text"><text:tab/>__sub__</text:span>: surcharge de l'opérateur <text:span text:style-name="Source_20_Text">-</text:span>;</text:p>
      <text:list xml:id="list6759304749756314525" text:style-name="L1">
        <text:list-header>
          <text:p text:style-name="P16"><text:bookmark text:name="r-2233215"/><text:bookmark text:name="r-2233216"/><text:span text:style-name="Source_20_Text">__mul__</text:span>: surcharge de l'opérateur <text:span text:style-name="Source_20_Text">*</text:span>;</text:p>
        </text:list-header>
      </text:list>
      <text:list xml:id="list9071427839324740930" text:style-name="L2">
        <text:list-header>
          <text:p text:style-name="P17"><text:bookmark text:name="r-2233217"/><text:bookmark text:name="r-2233218"/><text:span text:style-name="Source_20_Text">__truediv__</text:span>: surcharge de l'opérateur <text:span text:style-name="Source_20_Text">/</text:span>;</text:p>
        </text:list-header>
      </text:list>
      <text:list xml:id="list2342988278932458446" text:style-name="L3">
        <text:list-header>
          <text:p text:style-name="P18"><text:bookmark text:name="r-2233219"/><text:bookmark text:name="r-2233220"/><text:span text:style-name="Source_20_Text">__floordiv__</text:span>: surcharge de l'opérateur <text:span text:style-name="Source_20_Text">//</text:span>(division entière) ;</text:p>
        </text:list-header>
      </text:list>
      <text:list xml:id="list9089040643653288915" text:style-name="L4">
        <text:list-header>
          <text:p text:style-name="P19"><text:bookmark text:name="r-2233221"/><text:bookmark text:name="r-2233222"/><text:span text:style-name="Source_20_Text">__mod__</text:span>: surcharge de l'opérateur <text:span text:style-name="Source_20_Text">%</text:span>(modulo) ;</text:p>
        </text:list-header>
      </text:list>
      <text:list xml:id="list5691210292729568910" text:style-name="L5">
        <text:list-header>
          <text:p text:style-name="P20"><text:bookmark text:name="r-2233223"/><text:bookmark text:name="r-2233224"/><text:span text:style-name="Source_20_Text">__pow__</text:span>: surcharge de l'opérateur <text:span text:style-name="Source_20_Text">**</text:span>(puissance) ;</text:p>
        </text:list-header>
      </text:list>
      <text:p text:style-name="P4"/>
      <text:p text:style-name="P4">Mais attention. <text:bookmark text:name="r-2233230"/>Vous l'avez peut-être remarqué, et c'est assez logique si vous avez suivi mes explications, mais écrire <text:span text:style-name="Source_20_Text">objet1 + objet2 </text:span>ne revient pas au même qu'écrire <text:span text:style-name="Source_20_Text">objet2 + objet1 </text:span>si les deux objets ont des types différents.</text:p>
      <text:p text:style-name="P7"><text:bookmark text:name="r-2233231"/>En effet, suivant le cas, c'est la méthode <text:span text:style-name="Source_20_Text">__add__ </text:span>de l'un ou l'autre des objets qui est appelée.</text:p>
      <text:p text:style-name="P7"><text:bookmark text:name="r-2233232"/>Cela signifie que, lorsqu'on utilise la classe <text:span text:style-name="Source_20_Text">Duree</text:span>, si on écrit <text:span text:style-name="Source_20_Text">d1 + 4 </text:span>cela fonctionne, alors que <text:soft-page-break/><text:span text:style-name="Source_20_Text">4 + d1 </text:span>ne marche pas. En effet, la class <text:span text:style-name="Source_20_Text">int </text:span>ne sait pas quoi faire de l'objet <text:span text:style-name="Source_20_Text">Duree</text:span>.</text:p>
      <text:p text:style-name="P7"/>
      <text:p text:style-name="P7"><draw:frame draw:style-name="fr1" draw:name="images14" text:anchor-type="paragraph" svg:width="15.824cm" svg:height="1.907cm" draw:z-index="13"><draw:image xlink:href="Pictures/2000000700003DCF00000772A73025EB.svm" xlink:type="simple" xlink:show="embed" xlink:actuate="onLoad"/></draw:frame></text:p>
      <text:p text:style-name="P7">Il existe cependant une panoplie de méthodes spéciales pour faire le travail de <text:span text:style-name="Source_20_Text">__add__ </text:span>si vous écrivez l'opération dans l'autre sens. Il suffit de préfixer le nom des méthodes spéciales par un <text:span text:style-name="Source_20_Text">r</text:span>. </text:p>
      <text:p text:style-name="P7"><draw:frame draw:style-name="fr1" draw:name="images16" text:anchor-type="paragraph" svg:width="7.805cm" svg:height="1.799cm" draw:z-index="15"><draw:image xlink:href="Pictures/2000000700001E7E0000070866D58445.svm" xlink:type="simple" xlink:show="embed" xlink:actuate="onLoad"/></draw:frame></text:p>
      <text:p text:style-name="P7">Ici, on dit simplement que lorsqu'on effectue l'opération dans l'autre sens, on renvoie vers la surcharge de l'opérateur "+" défini dans la fonction <text:span text:style-name="T1">__add__</text:span> elle-même définie ci-dessus. Le comportement de<text:span text:style-name="T1"> a + 4</text:span> sera donc le même que <text:span text:style-name="T1">4 + a </text:span>:</text:p>
      <text:p text:style-name="P4"/>
      <text:p text:style-name="P4"><draw:frame draw:style-name="fr2" draw:name="images15" text:anchor-type="paragraph" svg:width="6.034cm" svg:height="3.812cm" draw:z-index="14"><draw:image xlink:href="Pictures/200000070000179200000EE36D2AB869.svm" xlink:type="simple" xlink:show="embed" xlink:actuate="onLoad"/></draw:frame></text:p>
      <text:p text:style-name="P1"/>
      <text:p text:style-name="P1"/>
      <text:p text:style-name="P1"/>
      <text:p text:style-name="P1">La surchage des opérations de comparaison</text:p>
      <text:p text:style-name="P1"/>
      <text:p text:style-name="P2">C'est le même modèle que la surcharge des opérations mathématiques. Par exemple, si on définit dans la classe la méthode <text:span text:style-name="T1">def __eq__(self, objet_a_comparer)</text:span>, c'est cette méthode qui sera appelée lorsqu'on fera <text:span text:style-name="T1">objet == autreobjet</text:span>.</text:p>
      <text:p text:style-name="P2"><draw:frame draw:style-name="fr4" draw:name="images18" text:anchor-type="paragraph" svg:width="16.999cm" svg:height="13.261cm" draw:z-index="17"><draw:image xlink:href="Pictures/2000000700004A51000039FC35FDF3D7.svm" xlink:type="simple" xlink:show="embed" xlink:actuate="onLoad"/></draw:frame><text:soft-page-break/>Exemple :</text:p>
      <text:p text:style-name="P2"/>
      <text:p text:style-name="P2"><draw:frame draw:style-name="fr2" draw:name="images19" text:anchor-type="paragraph" svg:width="16.669cm" svg:height="6.114cm" draw:z-index="18"><draw:image xlink:href="Pictures/20000007000038BF000011297BE5235F.svm" xlink:type="simple" xlink:show="embed" xlink:actuate="onLoad"/></draw:frame></text:p>
      <text:p text:style-name="P2"/>
      <text:p text:style-name="P1">La surcharge de méthodes "Pickle" :</text:p>
      <text:p text:style-name="P1"/>
      <text:p text:style-name="P2"><text:s/>&gt;&gt; La méthode __getstate__(self)</text:p>
      <text:p text:style-name="P2"/>
      <text:p text:style-name="P2">Imaginons une classe qui contient un attribut, "attribut_temporaire". A chaque fois que le programme est arrêté, il faut que cet attribut soit réinitialisé à 0, quelle que soit sa valeur suite à l'exécution du programme.</text:p>
      <text:p text:style-name="P2">Ce qu'on va faire pour ça, c'est qu'on va stocker l'objet dans un fichier et on va le récupérer à chaque <text:soft-page-break/>début du programme. Mais à chaque fois qu'on va enregistrer l'objet, on va faire en sortes que son attribut "attribut_temporaire" soit stocké comme étant égal à 0.</text:p>
      <text:p text:style-name="P2"/>
      <text:p text:style-name="P2"><draw:frame draw:style-name="fr2" draw:name="images20" text:anchor-type="paragraph" svg:width="20.867cm" svg:height="10.455cm" draw:z-index="19"><draw:image xlink:href="Pictures/2000000700006AC4000026F8FACE6394.svm" xlink:type="simple" xlink:show="embed" xlink:actuate="onLoad"/></draw:frame></text:p>
      <text:p text:style-name="P2">Ce qui nous donne le résultat suivant :</text:p>
      <text:p text:style-name="P2"/>
      <text:p text:style-name="P13">Objet récupéré : {'attribut1': 'une valeur', 'attribut2': 'une autre valeur', 'attribut_temporaire': 5}</text:p>
      <text:p text:style-name="P13"/>
      <text:p text:style-name="P14">Le comportement est classique, on a défini un objet avec des attributs ayant une certaine valeur, on enregistre l'objet, puis on le récupère, les attributs sont les mêmes. Par contre, surchargons maintenant la méthode __getstate__ en la définissant nous-même :</text:p>
      <text:p text:style-name="P14"/>
      <text:p text:style-name="P14"><draw:frame draw:style-name="fr2" draw:name="images21" text:anchor-type="paragraph" svg:width="20.694cm" svg:height="10.857cm" draw:z-index="20"><draw:image xlink:href="Pictures/2000000700006952000030AF2CDB66F4.svm" xlink:type="simple" xlink:show="embed" xlink:actuate="onLoad"/></draw:frame><text:soft-page-break/></text:p>
      <text:p text:style-name="P14">Ce qui nous donne cette fois le résultat suivant :</text:p>
      <text:p text:style-name="P14"/>
      <text:p text:style-name="P13">Objet récupéré : {'attribut1': 'une valeur', 'attribut2': 'une autre valeur', 'attribut_temporaire': 0}</text:p>
      <text:p text:style-name="P13"/>
      <text:p text:style-name="P14">En fait, la méthode spéciale __getstate__ est appelée juste avant qu'un objet soit enregistré (sérialisé) dans un fichier grâce à la méthode <text:span text:style-name="T1">mon_pickler.dump(a)</text:span>. C'est ce que cette fonction retourne qui sera enregistré dans le fichier.</text:p>
      <text:p text:style-name="P14">Dans notre cas, on a modifié l'attribut "attribut_temporaire" avant d'enregistrer l'objet ; c'est donc le dictionnaire modifié qui sera enregistré dans le fichier, d'où, lorsqu'on récupère l'objet, le fait que l'attribut "attribut_temporaire" soit désormais égal à 0.</text:p>
      <text:p text:style-name="P14"/>
      <text:p text:style-name="P14"/>
      <text:p text:style-name="P14">&gt;&gt;&gt; La méthode __setstate__(self, dict_attr)</text:p>
      <text:p text:style-name="P14"/>
      <text:p text:style-name="P14">Contrairement à la méthode __getstate__(self), la méthode __setstate__(self) est appelée au moment de récupérer l'objet (de le désarialiser). Pour résumer :</text:p>
      <text:list xml:id="list5197901591102593995" text:style-name="L6">
        <text:list-item>
          <text:p text:style-name="P15">L'objet Unpickler lit le fichier.</text:p>
        </text:list-item>
        <text:list-item>
          <text:p text:style-name="P15">Il récupère le dictionnaire des attributs de l'objet (égal à self.__dict__ si aucune surcharge de la méthode __getstate__ n'a été faite).</text:p>
        </text:list-item>
        <text:list-item>
          <text:p text:style-name="P15">Cet dictionnaire est envoyé comme argument à la méthode spéciale __setstate__(self, dict_attr). </text:p>
        </text:list-item>
      </text:list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draw:frame draw:style-name="fr2" draw:name="images22" text:anchor-type="paragraph" svg:width="20.846cm" svg:height="12.054cm" draw:z-index="21"><draw:image xlink:href="Pictures/2000000700006A5B00002ED352F5F614.svm" xlink:type="simple" xlink:show="embed" xlink:actuate="onLoad"/></draw:frame><text:soft-page-break/></text:p>
      <text:p text:style-name="P14">Ici, au moment d'appeler mon_depickler.load(), le dictionnaire des attributs de l'objet contenu dans le fichier est passé à la fonction __setstate__(self,dict_attr) comme argument. La fonction __setstate__ modifie ce dictionnaire. Puis on définit ce dictionnaire comme celui de l'objet qui va recevoir le résultat de mon_depickler.load(), soit recieved_object.</text:p>
      <text:p text:style-name="P14"/>
      <text:p text:style-name="P14">Le résultat est le même qu'avec __getstate__, mais dans ce cas, __setstate__ est un peu plus simple.</text:p>
      <text:p text:style-name="P14"/>
      <text:p text:style-name="P14"/>
      <text:p text:style-name="P14">REMARQUE :</text:p>
      <text:p text:style-name="P14">Votre méthode <text:span text:style-name="Source_20_Text">__getstate__ </text:span>n'est pas obligée de renvoyer un dictionnaire d'attributs. Elle peut renvoyer un autre objet, un entier, un flottant, mais dans ce cas une méthode <text:span text:style-name="Source_20_Text">__setstate__ </text:span>devra exister pour savoir « quoi faire » avec l'objet enregistré. Si ce n'est pas un dictionnaire d'attributs, Python ne peut pas le deviner 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Source_20_Text" style:display-name="Source Text" style:family="text">
      <style:text-properties style:font-name="Courier New" style:font-name-asian="MS PGothic" style:font-name-complex="Courier New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6H43M8S</meta:editing-duration>
    <meta:editing-cycles>18</meta:editing-cycles>
    <meta:generator>OpenOffice/4.1.5$Win32 OpenOffice.org_project/415m1$Build-9789</meta:generator>
    <dc:date>2020-03-13T14:25:50.38</dc:date>
    <meta:document-statistic meta:table-count="0" meta:image-count="22" meta:object-count="0" meta:page-count="11" meta:paragraph-count="83" meta:word-count="1640" meta:character-count="10602"/>
    <meta:user-defined meta:name="Info 1"/>
    <meta:user-defined meta:name="Info 2"/>
    <meta:user-defined meta:name="Info 3"/>
    <meta:user-defined meta:name="Info 4"/>
  </office:meta>
</office:document-meta>
</file>